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15dfc" officeooo:paragraph-rsid="00115dfc"/>
    </style:style>
    <style:style style:name="P2" style:family="paragraph" style:parent-style-name="Standard">
      <style:text-properties fo:font-size="13pt" officeooo:rsid="00115dfc" officeooo:paragraph-rsid="00115dfc" style:font-size-asian="13pt" style:font-size-complex="13pt"/>
    </style:style>
    <style:style style:name="P3" style:family="paragraph" style:parent-style-name="Standard">
      <style:paragraph-properties fo:text-align="start" style:justify-single-word="false"/>
      <style:text-properties fo:font-size="13pt" officeooo:rsid="00115dfc" officeooo:paragraph-rsid="00115dfc" style:font-size-asian="11.3500003814697pt" style:font-size-complex="13pt"/>
    </style:style>
    <style:style style:name="P4" style:family="paragraph" style:parent-style-name="Standard">
      <style:text-properties fo:font-size="18pt" fo:font-weight="bold" officeooo:rsid="00115dfc" officeooo:paragraph-rsid="00115dfc" style:font-size-asian="18pt" style:font-weight-asian="bold" style:font-size-complex="18pt" style:font-weight-complex="bold"/>
    </style:style>
    <style:style style:name="P5" style:family="paragraph" style:parent-style-name="Standard">
      <style:text-properties fo:font-size="12pt" officeooo:rsid="00115dfc" officeooo:paragraph-rsid="00115dfc" style:font-size-asian="12pt" style:font-size-complex="12pt"/>
    </style:style>
    <style:style style:name="P6" style:family="paragraph" style:parent-style-name="Standard">
      <style:paragraph-properties fo:text-align="end" style:justify-single-word="false"/>
      <style:text-properties fo:font-size="12pt" officeooo:rsid="00115dfc" officeooo:paragraph-rsid="00115dfc" style:font-size-asian="12pt" style:font-size-complex="12pt"/>
    </style:style>
    <style:style style:name="P7" style:family="paragraph" style:parent-style-name="Standard">
      <style:paragraph-properties fo:text-align="start" style:justify-single-word="false"/>
      <style:text-properties fo:font-size="12pt" officeooo:rsid="00115dfc" officeooo:paragraph-rsid="00115dfc" style:font-size-asian="12pt" style:font-size-complex="12pt"/>
    </style:style>
    <style:style style:name="P8" style:family="paragraph" style:parent-style-name="Standard">
      <style:paragraph-properties fo:text-align="start" style:justify-single-word="false"/>
      <style:text-properties fo:font-size="14pt" fo:font-weight="bold" officeooo:rsid="00115dfc" officeooo:paragraph-rsid="00115dfc" style:font-size-asian="14pt" style:font-weight-asian="bold" style:font-size-complex="14pt" style:font-weight-complex="bold"/>
    </style:style>
    <style:style style:name="P9" style:family="paragraph" style:parent-style-name="Standard">
      <style:paragraph-properties fo:margin-left="1.251cm" fo:margin-right="0cm" fo:text-align="start" style:justify-single-word="false" fo:text-indent="0cm" style:auto-text-indent="false"/>
      <style:text-properties fo:font-size="14pt" officeooo:rsid="00115dfc" officeooo:paragraph-rsid="00115dfc" style:font-size-asian="14pt" style:font-size-complex="14pt"/>
    </style:style>
    <style:style style:name="P10" style:family="paragraph" style:parent-style-name="Standard">
      <style:paragraph-properties fo:margin-left="1.251cm" fo:margin-right="0cm" fo:text-align="start" style:justify-single-word="false" fo:text-indent="0cm" style:auto-text-indent="false"/>
      <style:text-properties fo:font-size="14pt" fo:font-weight="normal" officeooo:rsid="00115dfc" officeooo:paragraph-rsid="00115dfc" style:font-size-asian="14pt" style:font-weight-asian="normal" style:font-size-complex="14pt" style:font-weight-complex="normal"/>
    </style:style>
    <style:style style:name="P11" style:family="paragraph" style:parent-style-name="Standard">
      <style:paragraph-properties fo:margin-left="1.251cm" fo:margin-right="0cm" fo:text-align="start" style:justify-single-word="false" fo:text-indent="0cm" style:auto-text-indent="false"/>
      <style:text-properties fo:font-size="14pt" fo:font-weight="normal" officeooo:rsid="0011839d" officeooo:paragraph-rsid="00115dfc" style:font-size-asian="14pt" style:font-weight-asian="normal" style:font-size-complex="14pt"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fo:font-size="14pt" fo:font-weight="normal" officeooo:rsid="0011839d" officeooo:paragraph-rsid="0011839d" style:font-size-asian="14pt" style:font-weight-asian="normal" style:font-size-complex="14pt"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4pt" fo:font-weight="bold" officeooo:rsid="00115dfc" officeooo:paragraph-rsid="00115dfc" style:font-size-asian="14pt" style:font-weight-asian="bold" style:font-size-complex="14pt" style:font-weight-complex="bold"/>
    </style:style>
    <style:style style:name="P14" style:family="paragraph" style:parent-style-name="Standard">
      <style:paragraph-properties fo:margin-left="0cm" fo:margin-right="0cm" fo:text-align="start" style:justify-single-word="false" fo:text-indent="0cm" style:auto-text-indent="false"/>
      <style:text-properties fo:font-size="14pt" fo:font-weight="bold" officeooo:rsid="0011839d" officeooo:paragraph-rsid="0011839d" style:font-size-asian="14pt" style:font-weight-asian="bold" style:font-size-complex="14pt" style:font-weight-complex="bold"/>
    </style:style>
    <style:style style:name="P15" style:family="paragraph" style:parent-style-name="Standard">
      <style:paragraph-properties fo:margin-left="1.251cm" fo:margin-right="0cm" fo:text-align="start" style:justify-single-word="false" fo:text-indent="0cm" style:auto-text-indent="false"/>
      <style:text-properties fo:font-size="14pt" officeooo:rsid="00115dfc" officeooo:paragraph-rsid="00115dfc" style:font-size-asian="14pt" style:font-size-complex="14pt"/>
    </style:style>
    <style:style style:name="P16" style:family="paragraph" style:parent-style-name="Standard">
      <style:paragraph-properties fo:margin-left="0cm" fo:margin-right="0cm" fo:text-align="start" style:justify-single-word="false" fo:text-indent="0cm" style:auto-text-indent="false"/>
      <style:text-properties fo:font-size="14pt" fo:font-weight="bold" officeooo:rsid="00149b7d" officeooo:paragraph-rsid="00149b7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officeooo:rsid="001439e8"/>
    </style:style>
    <style:style style:name="T3" style:family="text">
      <style:text-properties fo:font-weight="normal" style:font-weight-asian="normal" style:font-weight-complex="normal"/>
    </style:style>
    <style:style style:name="T4" style:family="text">
      <style:text-properties fo:font-weight="normal" officeooo:rsid="0016345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Lector de sensores arduino-android. </text:p>
      <text:p text:style-name="P1"/>
      <text:p text:style-name="P1"/>
      <text:p text:style-name="P1"/>
      <text:p text:style-name="P1"/>
      <text:p text:style-name="P1"/>
      <text:p text:style-name="P2">Programación de Sistemas - Grao en Engienería Informática 1ºQ </text:p>
      <text:p text:style-name="P1">20/10/2014 </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ersona de contacto: Santiago García Lesta </text:p>
      <text:p text:style-name="P6"><text:s/>&lt;santiago.lesta@udc.es&gt; </text:p>
      <text:p text:style-name="P6">Oscar Blanco Novoa &lt;<text:a xlink:type="simple" xlink:href="mailto:o.blanco@udc.es">o.blanco@udc.es</text:a>&gt;</text:p>
      <text:p text:style-name="P6"/>
      <text:p text:style-name="P6"/>
      <text:p text:style-name="P7"/>
      <text:p text:style-name="P7"/>
      <text:p text:style-name="P7"/>
      <text:p text:style-name="P8"><text:soft-page-break/>1 Funcionalidades.</text:p>
      <text:p text:style-name="P3"/>
      <text:p text:style-name="P3"><text:tab/><text:span text:style-name="T1">Las funcionalidades implementadas hasta el momento son las siguientes.</text:span></text:p>
      <text:p text:style-name="P9">1.Comunicación desde el arduino hacia el dispositivo android. </text:p>
      <text:p text:style-name="P9">2.Comunicación desde el dispositivo android hacia el arduino. </text:p>
      <text:p text:style-name="P9">3.Refactorización del código de la estación de sensores.</text:p>
      <text:p text:style-name="P9">4. Motorización de datos en tiempo real.</text:p>
      <text:p text:style-name="P9"/>
      <text:p text:style-name="P9"/>
      <text:p text:style-name="P13">2 Diseño.</text:p>
      <text:p text:style-name="P9">Una única pantalla para visionar los datos en tiempo real, un botón para </text:p>
      <text:p text:style-name="P9">conectar con el dispositivo y un botón con estado para gestionar una luz en la estación. <text:span text:style-name="T2">En caso de perder la conexión con la placa se pide automaticamente la autorización del usuario para reconectar.</text:span></text:p>
      <text:p text:style-name="P9"/>
      <text:p text:style-name="P9"/>
      <text:p text:style-name="P13">3 Planificación.</text:p>
      <text:p text:style-name="P10">Hemos aprovechado la existencia de la estación de sensores funcional y hemos modificado el código para hacerlo compatible con nuestra aplicación para android.</text:p>
      <text:p text:style-name="P11"/>
      <text:p text:style-name="P12"/>
      <text:p text:style-name="P14">4 Problemas encontrados.</text:p>
      <text:p text:style-name="P14"/>
      <text:p text:style-name="P12">Se nos ha presentado el problema de que el hardware de la estación de sensores utiliza los pines 10-13 del arduino como salidas SPI, algo que no es compatible con nuestro arduino Leonardo ya que esta versión solo implementa la salida especifica de SPI de la placa, lo que nos ha obligado a deshabilitar la pantalla LCD y uno de los sensores. Algo que intentaremos solventar en próximas iteraciones.</text:p>
      <text:p text:style-name="P12"/>
      <text:p text:style-name="P12">Otro de los problemas que nos ha retrasado ha sido el no poder depurar por usb mientras estamos obteniendo datos de la estación, al estar el puerto USB del movil ocupado.</text:p>
      <text:p text:style-name="P12"/>
      <text:p text:style-name="P16">5 Pruebas.</text:p>
      <text:p text:style-name="P16"/>
      <text:p text:style-name="P16"><text:tab/><text:span text:style-name="T3">Es necesario un arduino leonardo(o compatible con el protocolo OTG) , el hardware específico para el correcto funcionamiento del código para la estación base y el cable tipo OTG microUSB.</text:span></text:p>
      <text:p text:style-name="P16"><text:span text:style-name="T3"/></text:p>
      <text:p text:style-name="P16"><text:span text:style-name="T3"><text:tab/></text:span><text:span text:style-name="T4">Con todo el hardware correctamente conectado, abriremos la aplicación y pulsaremos en conectarnos, a continuación se nos solicitara el permiso para el uso de dispositivos USB, al aceptar la aplicación mostrará los datos en tiempo real. En caso de desconexión del arduino el aplicación se volverá a conectar automáticamente al </text:span><text:soft-page-break/><text:span text:style-name="T4">conectar el dispositivo nuevamente. Además disponemos de la opción, a modo de configuración de la estación, de encender un led en el propio ardui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4m1g0 </meta:initial-creator>
    <meta:creation-date>2014-11-17T19:46:40.552218183</meta:creation-date>
    <dc:date>2014-11-19T18:48:23.791000000</dc:date>
    <meta:editing-duration>PT34M7S</meta:editing-duration>
    <meta:editing-cycles>3</meta:editing-cycles>
    <meta:generator>LibreOffice/4.2.2.1$Windows_x86 LibreOffice_project/3be8cda0bddd8e430d8cda1ebfd581265cca5a0f</meta:generator>
    <meta:document-statistic meta:table-count="0" meta:image-count="0" meta:object-count="0" meta:page-count="3" meta:paragraph-count="23" meta:word-count="350" meta:character-count="2242" meta:non-whitespace-character-count="1903"/>
  </office:meta>
</office:document-meta>
</file>